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bf20" officeooo:paragraph-rsid="0006bf20"/>
    </style:style>
    <style:style style:name="P2" style:family="paragraph" style:parent-style-name="Standard">
      <style:text-properties style:font-name="courier new" fo:font-size="14pt" fo:font-style="italic" officeooo:rsid="00085fe4" officeooo:paragraph-rsid="0006bf20" style:font-size-asian="14pt" style:font-style-asian="italic" style:font-size-complex="14pt" style:font-style-complex="italic"/>
    </style:style>
    <style:style style:name="P3" style:family="paragraph" style:parent-style-name="Standard">
      <style:text-properties style:font-name="courier new" fo:font-size="14pt" fo:font-style="italic" officeooo:rsid="00085fe4" officeooo:paragraph-rsid="0009a56a" style:font-size-asian="14pt" style:font-style-asian="italic" style:font-size-complex="14pt" style:font-style-complex="italic"/>
    </style:style>
    <style:style style:name="P4" style:family="paragraph" style:parent-style-name="Standard">
      <style:text-properties officeooo:paragraph-rsid="0006bf20"/>
    </style:style>
    <style:style style:name="P5" style:family="paragraph" style:parent-style-name="Standard">
      <style:text-properties officeooo:rsid="00085fe4" officeooo:paragraph-rsid="00085fe4"/>
    </style:style>
    <style:style style:name="P6" style:family="paragraph" style:parent-style-name="Standard">
      <style:text-properties fo:font-size="14pt" fo:font-style="italic" officeooo:paragraph-rsid="00085fe4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officeooo:paragraph-rsid="000b7e32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officeooo:rsid="0006bf20" officeooo:paragraph-rsid="0006bf20" style:font-size-asian="14pt" style:font-style-asian="italic" style:font-size-complex="14pt" style:font-style-complex="italic"/>
    </style:style>
    <style:style style:name="P9" style:family="paragraph" style:parent-style-name="Standard">
      <style:text-properties fo:font-size="14pt" fo:font-style="italic" fo:font-weight="normal" officeooo:paragraph-rsid="000f83e4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officeooo:rsid="0009a56a" officeooo:paragraph-rsid="0009a56a"/>
    </style:style>
    <style:style style:name="P11" style:family="paragraph" style:parent-style-name="Standard">
      <style:text-properties officeooo:rsid="000b7e32" officeooo:paragraph-rsid="000b7e32"/>
    </style:style>
    <style:style style:name="P12" style:family="paragraph" style:parent-style-name="Standard">
      <style:text-properties officeooo:paragraph-rsid="000b7e32"/>
    </style:style>
    <style:style style:name="P13" style:family="paragraph" style:parent-style-name="Standard">
      <style:text-properties officeooo:rsid="000c036a" officeooo:paragraph-rsid="000c036a"/>
    </style:style>
    <style:style style:name="P14" style:family="paragraph" style:parent-style-name="Standard">
      <style:text-properties officeooo:rsid="000f83e4" officeooo:paragraph-rsid="000f83e4"/>
    </style:style>
    <style:style style:name="P15" style:family="paragraph" style:parent-style-name="Standard">
      <style:text-properties fo:font-weight="normal" officeooo:rsid="000f83e4" officeooo:paragraph-rsid="000f83e4" style:font-weight-asian="normal" style:font-weight-complex="normal"/>
    </style:style>
    <style:style style:name="P16" style:family="paragraph" style:parent-style-name="Standard">
      <style:text-properties fo:font-weight="normal" officeooo:rsid="000fd6c2" officeooo:paragraph-rsid="000fd6c2" style:font-weight-asian="normal" style:font-weight-complex="normal"/>
    </style:style>
    <style:style style:name="P17" style:family="paragraph" style:parent-style-name="Standard">
      <style:text-properties officeooo:rsid="0010a114" officeooo:paragraph-rsid="0010a114"/>
    </style:style>
    <style:style style:name="P18" style:family="paragraph" style:parent-style-name="Standard">
      <style:text-properties officeooo:rsid="0010d3c9" officeooo:paragraph-rsid="0010d3c9"/>
    </style:style>
    <style:style style:name="P19" style:family="paragraph" style:parent-style-name="Standard">
      <style:text-properties officeooo:rsid="0011425d" officeooo:paragraph-rsid="0011425d"/>
    </style:style>
    <style:style style:name="P20" style:family="paragraph" style:parent-style-name="Standard">
      <style:text-properties officeooo:paragraph-rsid="0011425d"/>
    </style:style>
    <style:style style:name="P21" style:family="paragraph" style:parent-style-name="Header">
      <style:text-properties officeooo:rsid="0006bf20" officeooo:paragraph-rsid="0006bf20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85fe4"/>
    </style:style>
    <style:style style:name="T3" style:family="text">
      <style:text-properties style:font-name="courier new" officeooo:rsid="0009a56a"/>
    </style:style>
    <style:style style:name="T4" style:family="text">
      <style:text-properties style:font-name="courier new" officeooo:rsid="000b7e32"/>
    </style:style>
    <style:style style:name="T5" style:family="text">
      <style:text-properties style:font-name="courier new" officeooo:rsid="000c036a"/>
    </style:style>
    <style:style style:name="T6" style:family="text">
      <style:text-properties style:font-name="courier new" fo:language="en" fo:country="US"/>
    </style:style>
    <style:style style:name="T7" style:family="text">
      <style:text-properties style:font-name="courier new" fo:language="en" fo:country="US" officeooo:rsid="000c036a"/>
    </style:style>
    <style:style style:name="T8" style:family="text">
      <style:text-properties style:font-name="courier new" fo:language="en" fo:country="US" fo:font-style="italic"/>
    </style:style>
    <style:style style:name="T9" style:family="text">
      <style:text-properties style:font-name="courier new" fo:language="en" fo:country="US" officeooo:rsid="000f83e4"/>
    </style:style>
    <style:style style:name="T10" style:family="text">
      <style:text-properties style:font-name="courier new" fo:language="en" fo:country="US" officeooo:rsid="0010a114"/>
    </style:style>
    <style:style style:name="T11" style:family="text">
      <style:text-properties style:font-name="courier new" fo:language="en" fo:country="US" officeooo:rsid="0010d3c9"/>
    </style:style>
    <style:style style:name="T12" style:family="text">
      <style:text-properties style:font-name="courier new" fo:language="en" fo:country="US" officeooo:rsid="0011425d"/>
    </style:style>
    <style:style style:name="T13" style:family="text">
      <style:text-properties officeooo:rsid="000b7e32"/>
    </style:style>
    <style:style style:name="T14" style:family="text">
      <style:text-properties officeooo:rsid="000f83e4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142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</text:p>
      <text:p text:style-name="P8"><text:span text:style-name="T13">{</text:span>letter<text:span text:style-name="T13">}</text:span>( <text:span text:style-name="T13">{</text:span>hyphen<text:span text:style-name="T13">}</text:span>?( <text:span text:style-name="T13">{</text:span> digit <text:span text:style-name="T13">}</text:span> | <text:span text:style-name="T13">{</text:span> letter <text:span text:style-name="T13">}</text:span>) )*(“#”)<text:span text:style-name="T13">{</text:span> digit <text:span text:style-name="T13">}</text:span>+</text:p>
      <text:p text:style-name="P1"/>
      <text:p text:style-name="P1">Q2:</text:p>
      <text:p text:style-name="P2">pattern1 → {SLASH}{STAR}[^(*/)]*{STAR}{SLASH}</text:p>
      <text:p text:style-name="P4"><text:span text:style-name="T2">answer <text:s/>: incorrect</text:span></text:p>
      <text:p text:style-name="P4"><text:span text:style-name="T2">reason <text:s/>: does not allow stars,slashes,left parents and right parents in the comment body</text:span></text:p>
      <text:p text:style-name="P5"><text:span text:style-name="T1">example : /********/ is valid comment but not match the pattern</text:span></text:p>
      <text:p text:style-name="P5"><text:span text:style-name="T1"/></text:p>
      <text:p text:style-name="P6"><text:span text:style-name="T2">pattern2 → </text:span><text:span text:style-name="T1">{SLASH}{STAR}(.)*{STAR}{SLASH}</text:span></text:p>
      <text:p text:style-name="P10"><text:span text:style-name="T2">a</text:span><text:span text:style-name="T1">nswer <text:s/>: incorrect </text:span></text:p>
      <text:p text:style-name="P10"><text:span text:style-name="T1">reason1 : </text:span><text:span text:style-name="T4">allow </text:span><text:span text:style-name="T1">*/ in the comment body </text:span></text:p>
      <text:p text:style-name="P10"><text:span text:style-name="T1">example1: /*hello */ compiler*/ is not valid but matched</text:span></text:p>
      <text:p text:style-name="P10"><text:span text:style-name="T1">reason2 : does not allow multi lines comment</text:span></text:p>
      <text:p text:style-name="P10"><text:span text:style-name="T1">examplt2: /* hello </text:span></text:p>
      <text:p text:style-name="P10"><text:span text:style-name="T1"><text:tab/><text:tab/><text:tab/><text:tab/>compiler */ is valid but not matched</text:span></text:p>
      <text:p text:style-name="P10"><text:span text:style-name="T1"/></text:p>
      <text:p text:style-name="P3">pattern3 → {SLASH}{STAR}([^*]*{STAR}+[^*/])*{STAR}+{SLASH}</text:p>
      <text:p text:style-name="P10"><text:span text:style-name="T1">answer <text:s/>: incorrect</text:span></text:p>
      <text:p text:style-name="P10"><text:span text:style-name="T1">reason <text:s/>: does not allow non stars included comment</text:span></text:p>
      <text:p text:style-name="P10"><text:span text:style-name="T1">example : /*hello compiler*/ is valid but not matched</text:span></text:p>
      <text:p text:style-name="P10"><text:span text:style-name="T1"/></text:p>
      <text:p text:style-name="P3">pattern4 → {SLASH}{STAR}([^*]|[^/])+{STAR}{SLASH}</text:p>
      <text:p text:style-name="P10"><text:span text:style-name="T1">answer <text:s/>: incorrect </text:span></text:p>
      <text:p text:style-name="P10"><text:span text:style-name="T1">reason</text:span><text:span text:style-name="T4">1</text:span><text:span text:style-name="T1"> <text:s/>: </text:span><text:span text:style-name="T4">allow */ in the comment body</text:span></text:p>
      <text:p text:style-name="P11"><text:span text:style-name="T1">example1 : </text:span><text:span text:style-name="T3">/*hello */ compiler*/ is not valid but matched</text:span></text:p>
      <text:p text:style-name="P11"><text:span text:style-name="T3">r</text:span><text:span text:style-name="T1">eason2 <text:s/>: does not allow empty body comment</text:span></text:p>
      <text:p text:style-name="P11"><text:span text:style-name="T1">example2 : /**/ is valid but not matched</text:span></text:p>
      <text:p text:style-name="P11"><text:span text:style-name="T1"/></text:p>
      <text:p text:style-name="P7"><text:span text:style-name="T4">pattern5 → </text:span><text:bookmark text:name="yui_3_17_2_1_1567134173733_57"/><text:span text:style-name="T1">{SLASH}{STAR}[^*]*{STAR}+{SLASH}+</text:span></text:p>
      <text:p text:style-name="P11"><text:span text:style-name="T1">answer <text:s/>: incorrect</text:span></text:p>
      <text:p text:style-name="P12"><text:span text:style-name="T4">reason1 : </text:span><text:span text:style-name="T5">allow u</text:span><text:span text:style-name="T7">nable-to-end comment</text:span></text:p>
      <text:p text:style-name="P13"><text:span text:style-name="T6">example1: /*hello compiler*///////////// is not valid but matched</text:span></text:p>
      <text:p text:style-name="P13"><text:span text:style-name="T6">reason2 : does not allow <text:s/></text:span><text:span text:style-name="T9">stars concact non stars comment</text:span></text:p>
      <text:p text:style-name="P14"><text:span text:style-name="T6">examplt2: /*hello ******compiler*/ is valid but not matched</text:span></text:p>
      <text:p text:style-name="P14"><text:span text:style-name="T6"/></text:p>
      <text:p text:style-name="P9"><text:span text:style-name="T9">pattern6 → </text:span><text:bookmark text:name="yui_3_17_2_1_1567134173733_59"/><text:span text:style-name="T6">{SLASH}{STAR}([^*]|({STAR}+[^*/]))*{STAR}+{SLASH}</text:span></text:p>
      <text:p text:style-name="P15"><text:span text:style-name="T6">answer : correct</text:span></text:p>
      <text:p text:style-name="P15"><text:span text:style-name="T6">reason : I could not find a example that is valid but not match this pattern or is not valid but match this pattern</text:span></text:p>
      <text:p text:style-name="P15"><text:span text:style-name="T6"/></text:p>
      <text:p text:style-name="P16"><text:span text:style-name="T6">Q3:</text:span></text:p>
      <text:p text:style-name="P16"><text:span text:style-name="T6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/></text:p>
      <text:p text:style-name="P13"><text:span text:style-name="T9">import java_cup.runtime.*; // defines the Symbol class</text:span></text:p>
      <text:p text:style-name="P13"><text:span text:style-name="T9"/></text:p>
      <text:p text:style-name="P13"><text:span text:style-name="T9">cl</text:span><text:span text:style-name="T10">ass Func</text:span><text:span text:style-name="T11">Counter</text:span><text:span text:style-name="T10"> {</text:span></text:p>
      <text:p text:style-name="P13"><text:span text:style-name="T10"><text:tab/>static int count=0;</text:span></text:p>
      <text:p text:style-name="P17"><text:span text:style-name="T6">}</text:span></text:p>
      <text:p text:style-name="P17"><text:span text:style-name="T10"/></text:p>
      <text:p text:style-name="P17"><text:span text:style-name="T6">%%</text:span></text:p>
      <text:p text:style-name="P17"><text:span text:style-name="T6">WHITESPACE= <text:s text:c="2"/>[\040\t</text:span><text:span text:style-name="T11">\n</text:span><text:span text:style-name="T6">]</text:span></text:p>
      <text:p text:style-name="P18"><text:span text:style-name="T6">CALLMYFUNC= <text:s text:c="2"/>(“myFunc”){</text:span><text:span text:style-name="T10">WHITESPACE</text:span><text:span text:style-name="T6">}*\</text:span><text:span text:style-name="T12">(</text:span><text:span text:style-name="T6">[.\n]*\)</text:span></text:p>
      <text:p text:style-name="P17"><text:span text:style-name="T6"/></text:p>
      <text:p text:style-name="P17"><text:span text:style-name="T6">%implements java_cup.runtime.Scanner</text:span></text:p>
      <text:p text:style-name="P17"><text:span text:style-name="T6">%function next_token</text:span></text:p>
      <text:p text:style-name="P17"><text:span text:style-name="T6">%type java_cup.runtime.Symbol</text:span></text:p>
      <text:p text:style-name="P17"><text:span text:style-name="T6">%public</text:span></text:p>
      <text:p text:style-name="P17"><text:span text:style-name="T6">%eofval{</text:span></text:p>
      <text:p text:style-name="P20"><text:span text:style-name="T12">System.out.println(“</text:span><text:span text:style-name="T8">total number of calls </text:span><text:span text:style-name="T6">to </text:span><text:span text:style-name="Teletype"><text:span text:style-name="T15">myFunc </text:span></text:span><text:span text:style-name="Teletype"><text:span text:style-name="T16">is:</text:span></text:span><text:span text:style-name="Teletype"><text:span text:style-name="T12">”);</text:span></text:span></text:p>
      <text:p text:style-name="P20"><text:span text:style-name="Teletype"><text:span text:style-name="T12">System.out.println(FuncCounter.count);</text:span></text:span></text:p>
      <text:p text:style-name="P17"><text:span text:style-name="T6">return new Symbol(sym.EOF);</text:span></text:p>
      <text:p text:style-name="P17"><text:span text:style-name="T6">%eofval}</text:span></text:p>
      <text:p text:style-name="P17"><text:span text:style-name="T6"/></text:p>
      <text:p text:style-name="P17"><text:span text:style-name="T6">%line</text:span></text:p>
      <text:p text:style-name="P17"><text:span text:style-name="T6"/></text:p>
      <text:p text:style-name="P17"><text:span text:style-name="T6">%%</text:span></text:p>
      <text:p text:style-name="P19"><text:span text:style-name="T6">{</text:span><text:span text:style-name="T11">CALLMYFUNC</text:span><text:span text:style-name="T6">} { <text:tab/>FuncCounter.cout += 1;</text:span></text:p>
      <text:p text:style-name="P19"><text:span text:style-name="T6"><text:tab/><text:tab/><text:tab/><text:tab/><text:tab/><text:tab/>System.out.println(yyline+1);</text:span></text:p>
      <text:p text:style-name="P17"><text:span text:style-name="T6"><text:tab/><text:tab/><text:tab/><text:tab/> <text:s/></text:span><text:span text:style-name="T12">}</text:span></text:p>
      <text:p text:style-name="P17"><text:span text:style-name="T12">. {;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bf20" officeooo:paragraph-rsid="0006bf20"/>
    </style:style>
    <style:style style:name="MT1" style:family="text">
      <style:text-properties officeooo:rsid="000f83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2<text:tab/>Hou <text:span text:style-name="MT1">Y</text:span>ongsheng<text:tab/>20182290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1:45.494699652</meta:creation-date>
    <dc:date>2019-08-30T12:41:00.471654662</dc:date>
    <meta:editing-duration>PT26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72" meta:character-count="1972" meta:non-whitespace-character-count="1721"/>
  </office:meta>
</office:document-meta>
</file>